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853d1" officeooo:paragraph-rsid="001853d1"/>
    </style:style>
    <style:style style:name="P2" style:family="paragraph" style:parent-style-name="Standard">
      <style:text-properties fo:language="ru" fo:country="RU" officeooo:rsid="001b67c1" officeooo:paragraph-rsid="001b67c1"/>
    </style:style>
    <style:style style:name="P3" style:family="paragraph" style:parent-style-name="Standard">
      <style:text-properties fo:language="ru" fo:country="RU" officeooo:rsid="001d25bd" officeooo:paragraph-rsid="001d25bd"/>
    </style:style>
    <style:style style:name="P4" style:family="paragraph" style:parent-style-name="Standard">
      <style:text-properties fo:language="ru" fo:country="RU" officeooo:rsid="001e0305" officeooo:paragraph-rsid="001e0305"/>
    </style:style>
    <style:style style:name="P5" style:family="paragraph" style:parent-style-name="Standard">
      <style:text-properties fo:language="en" fo:country="US" officeooo:rsid="00178283" officeooo:paragraph-rsid="00178283"/>
    </style:style>
    <style:style style:name="P6" style:family="paragraph" style:parent-style-name="Standard">
      <style:text-properties fo:language="en" fo:country="US" officeooo:rsid="0017e932" officeooo:paragraph-rsid="0017e932"/>
    </style:style>
    <style:style style:name="P7" style:family="paragraph" style:parent-style-name="Standard">
      <style:text-properties fo:language="en" fo:country="US" officeooo:rsid="001853d1" officeooo:paragraph-rsid="001853d1"/>
    </style:style>
    <style:style style:name="P8" style:family="paragraph" style:parent-style-name="Standard">
      <style:text-properties fo:language="en" fo:country="US" officeooo:rsid="0019b710" officeooo:paragraph-rsid="0019b710"/>
    </style:style>
    <style:style style:name="P9" style:family="paragraph" style:parent-style-name="Standard">
      <style:text-properties fo:language="en" fo:country="US" officeooo:rsid="001a585a" officeooo:paragraph-rsid="001a585a"/>
    </style:style>
    <style:style style:name="P10" style:family="paragraph" style:parent-style-name="Standard">
      <style:text-properties fo:language="en" fo:country="US" officeooo:rsid="001d25bd" officeooo:paragraph-rsid="001d25bd"/>
    </style:style>
    <style:style style:name="P11" style:family="paragraph" style:parent-style-name="Standard">
      <style:text-properties fo:language="en" fo:country="US" officeooo:rsid="001e0305" officeooo:paragraph-rsid="001e0305"/>
    </style:style>
    <style:style style:name="P12" style:family="paragraph" style:parent-style-name="Standard">
      <style:text-properties fo:language="en" fo:country="US" officeooo:rsid="001e1e3e" officeooo:paragraph-rsid="001e1e3e"/>
    </style:style>
    <style:style style:name="P13" style:family="paragraph" style:parent-style-name="Standard">
      <style:text-properties fo:language="en" fo:country="US" officeooo:rsid="001fa2dc" officeooo:paragraph-rsid="001fa2dc"/>
    </style:style>
    <style:style style:name="P14" style:family="paragraph" style:parent-style-name="Standard">
      <style:text-properties fo:language="en" fo:country="US" officeooo:rsid="002191c3" officeooo:paragraph-rsid="002191c3"/>
    </style:style>
    <style:style style:name="P15" style:family="paragraph" style:parent-style-name="Standard">
      <style:text-properties fo:language="en" fo:country="US" officeooo:rsid="0023499b" officeooo:paragraph-rsid="0023499b"/>
    </style:style>
    <style:style style:name="P16" style:family="paragraph" style:parent-style-name="Standard">
      <style:text-properties fo:language="en" fo:country="US" officeooo:rsid="00234a97" officeooo:paragraph-rsid="00234a97"/>
    </style:style>
    <style:style style:name="P17" style:family="paragraph" style:parent-style-name="Standard">
      <style:text-properties fo:language="de" fo:country="DE" officeooo:rsid="001853d1" officeooo:paragraph-rsid="001853d1"/>
    </style:style>
    <style:style style:name="P18" style:family="paragraph" style:parent-style-name="Standard">
      <style:text-properties fo:language="en" fo:country="US" officeooo:rsid="002474a8" officeooo:paragraph-rsid="002474a8"/>
    </style:style>
    <style:style style:name="P19" style:family="paragraph" style:parent-style-name="Standard">
      <style:text-properties fo:language="en" fo:country="US" officeooo:rsid="00249625" officeooo:paragraph-rsid="00249625"/>
    </style:style>
    <style:style style:name="P20" style:family="paragraph" style:parent-style-name="Standard">
      <style:text-properties fo:language="ru" fo:country="RU" officeooo:rsid="0026672e" officeooo:paragraph-rsid="0026672e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d25bd"/>
    </style:style>
    <style:style style:name="T4" style:family="text">
      <style:text-properties fo:language="en" fo:country="US" officeooo:rsid="001e0305"/>
    </style:style>
    <style:style style:name="T5" style:family="text">
      <style:text-properties officeooo:rsid="0017e932"/>
    </style:style>
    <style:style style:name="T6" style:family="text">
      <style:text-properties fo:language="de" fo:country="DE"/>
    </style:style>
    <style:style style:name="T7" style:family="text">
      <style:text-properties fo:language="de" fo:country="DE" officeooo:rsid="001853d1"/>
    </style:style>
    <style:style style:name="T8" style:family="text">
      <style:text-properties officeooo:rsid="001fa2dc"/>
    </style:style>
    <style:style style:name="T9" style:family="text">
      <style:text-properties officeooo:rsid="002191c3"/>
    </style:style>
    <style:style style:name="T10" style:family="text">
      <style:text-properties officeooo:rsid="00230228"/>
    </style:style>
    <style:style style:name="T11" style:family="text">
      <style:text-properties officeooo:rsid="0023499b"/>
    </style:style>
    <style:style style:name="T12" style:family="text">
      <style:text-properties officeooo:rsid="002474a8"/>
    </style:style>
    <style:style style:name="T13" style:family="text">
      <style:text-properties officeooo:rsid="002496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04/03</text:p>
      <text:p text:style-name="P5"/>
      <text:p text:style-name="P5">Page 67. Exercise <text:span text:style-name="T1">7</text:span></text:p>
      <text:p text:style-name="P5"><text:span text:style-name="T1">1. </text:span>His test so <text:span text:style-name="T5">easy</text:span>.</text:p>
      <text:p text:style-name="P5">2. His <text:span text:style-name="T5">photo in my folder. Find her. It’s on my shelf.</text:span></text:p>
      <text:p text:style-name="P6">3. <text:span text:style-name="T6">Bill’</text:span>s still in Leeds. Let’s call him.</text:p>
      <text:p text:style-name="P6">4. Bell is still <text:span text:style-name="T7">sick</text:span>. She’s in bed.</text:p>
      <text:p text:style-name="P17">5. Bess is so slim.</text:p>
      <text:p text:style-name="P1">6. <text:span text:style-name="T2">Mrs. Ellis is still there. She’s busy until five.</text:span></text:p>
      <text:p text:style-name="P7"/>
      <text:p text:style-name="P8">Page 68. Exercise 24.</text:p>
      <text:p text:style-name="P8">Betty Flynn isn’t slim.</text:p>
      <text:p text:style-name="P8">She isn’t slim.</text:p>
      <text:p text:style-name="P8">Tony isnt’t busy.</text:p>
      <text:p text:style-name="P8">He isn’t busy.</text:p>
      <text:p text:style-name="P8">Nelly isn’t idle.</text:p>
      <text:p text:style-name="P8">She isn’t idle.</text:p>
      <text:p text:style-name="P8">She isn’t in.</text:p>
      <text:p text:style-name="P8">He isn’t in my list.</text:p>
      <text:p text:style-name="P8">It isn’t on his bill.</text:p>
      <text:p text:style-name="P8">His file isn’t on my shelf.</text:p>
      <text:p text:style-name="P8"/>
      <text:p text:style-name="P9">Page 69. Exercise 3.</text:p>
      <text:p text:style-name="P9">1. Model 55 isn’t old.</text:p>
      <text:p text:style-name="P9">2. She isn’t 17, she’s <text:s/>only 15. He isn’t 19, he’s only 17.</text:p>
      <text:p text:style-name="P2"><text:span text:style-name="T2">3. </text:span><text:span text:style-name="T3">It’s 7. Miss Lloyd’s store isn’t open. It’s only open until 5.</text:span></text:p>
      <text:p text:style-name="P10">4. He isn’t sick. He’s not there.</text:p>
      <text:p text:style-name="P10">5. Find list 15. It isn’t in my folder. Find Sid’s test. It’s on my shelf.</text:p>
      <text:p text:style-name="P3"><text:span text:style-name="T2">6. Little Nelly isn’t sick. She </text:span><text:span text:style-name="T4">only wont's to sleep.</text:span></text:p>
      <text:p text:style-name="P4"><text:span text:style-name="T2">7. </text:span><text:span text:style-name="T6">Sid </text:span><text:span text:style-name="T2">isn’t on my list. He isn’t on my list. Betty isn’t on my list. She isn’t on my list.</text:span></text:p>
      <text:p text:style-name="P11">Model 19 isn’t in my bill. She isn’t on my bill.</text:p>
      <text:p text:style-name="P11">8. Ben isn’t busy until 5. Please phone him.</text:p>
      <text:p text:style-name="P11">9. This isn’t simple. This isn’t so easy. </text:p>
      <text:p text:style-name="P10"/>
      <text:p text:style-name="P12">05.03</text:p>
      <text:p text:style-name="P12">Page 75. Exercise 5.</text:p>
      <text:p text:style-name="P12">1. It’s not 5 yet. <text:span text:style-name="T8">It’s not 7 yet. It’s not 11.</text:span></text:p>
      <text:p text:style-name="P13">2. Is it 7:00? Is it 5:00? Is it 11:00?</text:p>
      <text:p text:style-name="P13">3. <text:span text:style-name="T9">She’s not 11 yet, she’s only 10. She’s not 55, she’s only 50. She’s not old yet.</text:span></text:p>
      <text:p text:style-name="P14">4. Is Ms. Dean in her room yet? <text:span text:style-name="T10">Not yet.</text:span></text:p>
      <text:p text:style-name="P14">5. <text:span text:style-name="T10">Is he </text:span><text:span text:style-name="T11">still </text:span><text:span text:style-name="T10">in his room? </text:span><text:span text:style-name="T13">Yes he is.</text:span></text:p>
      <text:p text:style-name="P15">6. Is Bill in his hotel yet? Not yet. He’s still busy in his shop.</text:p>
      <text:p text:style-name="P15"/>
      <text:p text:style-name="P16">Page 79. Exercise 3.</text:p>
      <text:p text:style-name="P16">1. Isn’t it time? Not yet.</text:p>
      <text:p text:style-name="P16">2. Isn’t he 17. No, he’s only 15.</text:p>
      <text:p text:style-name="P16">3. <text:s/><text:span text:style-name="T12">Isn’t she busy yet. Not yet.</text:span></text:p>
      <text:p text:style-name="P18">4. Isn’t folder 5 on Ben’s shelf? No, it’s on my shelf.</text:p>
      <text:p text:style-name="P18"/>
      <text:p text:style-name="P19"><text:soft-page-break/>Page 79. Exercise 3.</text:p>
      <text:p text:style-name="P19">1. Isn’t it time? Not yet.</text:p>
      <text:p text:style-name="P19">2. Isn’t he 17. No, he’s only 15.</text:p>
      <text:p text:style-name="P20">3. <text:span text:style-name="T6">Is</text:span><text:span text:style-name="T2">n’t she busy yet? Not yet.</text:span></text:p>
      <text:p text:style-name="P20">4. <text:span text:style-name="T2">Isn’t folder 5 on Ben’s shelf? No, it’s on my shelf.</text:span></text:p>
      <text:p text:style-name="P20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06T18:34:19.895000000</dc:date>
    <meta:editing-duration>PT50M17S</meta:editing-duration>
    <meta:editing-cycles>6</meta:editing-cycles>
    <meta:generator>LibreOffice/7.2.7.2$Windows_X86_64 LibreOffice_project/8d71d29d553c0f7dcbfa38fbfda25ee34cce99a2</meta:generator>
    <meta:document-statistic meta:table-count="0" meta:image-count="0" meta:object-count="0" meta:page-count="2" meta:paragraph-count="48" meta:word-count="366" meta:character-count="1669" meta:non-whitespace-character-count="1348"/>
  </office:meta>
</office:document-meta>
</file>